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0e76a" officeooo:paragraph-rsid="0000e76a" style:font-weight-asian="bold" style:font-weight-complex="bold"/>
    </style:style>
    <style:style style:name="P2" style:family="paragraph" style:parent-style-name="Standard" style:list-style-name="L1">
      <style:text-properties style:font-name="Noto Mono" fo:font-size="13pt" officeooo:rsid="0000e76a" officeooo:paragraph-rsid="0000e76a" style:font-size-asian="13pt" style:font-size-complex="13pt"/>
    </style:style>
    <style:style style:name="P3" style:family="paragraph" style:parent-style-name="Standard" style:list-style-name="L1">
      <style:text-properties style:font-name="Noto Mono" fo:font-size="13pt" fo:font-weight="normal" officeooo:rsid="0000e76a" officeooo:paragraph-rsid="0000e76a" style:font-size-asian="13pt" style:font-weight-asian="normal" style:font-size-complex="13pt" style:font-weight-complex="normal"/>
    </style:style>
    <style:style style:name="P4" style:family="paragraph" style:parent-style-name="Standard" style:list-style-name="L1">
      <style:text-properties style:font-name="Noto Mono" fo:font-size="13pt" fo:font-weight="normal" officeooo:rsid="0002630f" officeooo:paragraph-rsid="0002630f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text-properties style:font-name="Noto Mono" fo:font-size="13pt" fo:font-weight="normal" officeooo:rsid="00031cb2" officeooo:paragraph-rsid="00031cb2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Noto Mono" fo:font-size="13pt" fo:font-weight="normal" officeooo:rsid="00031cb2" officeooo:paragraph-rsid="00031cb2" style:font-size-asian="13pt" style:font-weight-asian="normal" style:font-size-complex="13pt" style:font-weight-complex="normal"/>
    </style:style>
    <style:style style:name="P7" style:family="paragraph" style:parent-style-name="Standard">
      <style:text-properties fo:color="#ce181e" style:font-name="Noto Mono" fo:font-size="13pt" fo:font-style="italic" style:text-underline-style="solid" style:text-underline-width="auto" style:text-underline-color="font-color" fo:font-weight="bold" officeooo:rsid="0004c23d" officeooo:paragraph-rsid="0004c23d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color="#ce181e" style:font-name="Noto Mono" fo:font-size="13pt" fo:font-style="italic" style:text-underline-style="solid" style:text-underline-width="auto" style:text-underline-color="font-color" fo:font-weight="normal" officeooo:rsid="0004c23d" officeooo:paragraph-rsid="0004c23d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1cb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4c23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fo:font-style="normal" style:text-underline-style="none" fo:font-weight="normal" officeooo:rsid="0000e76a" style:font-style-asian="normal" style:font-weight-asian="normal" style:font-style-complex="normal" style:font-weight-complex="normal"/>
    </style:style>
    <style:style style:name="T9" style:family="text">
      <style:text-properties style:use-window-font-color="true" fo:font-style="normal" style:text-underline-style="none" fo:font-weight="normal" officeooo:rsid="0002630f" style:font-style-asian="normal" style:font-weight-asian="normal" style:font-style-complex="normal" style:font-weight-complex="normal"/>
    </style:style>
    <style:style style:name="T10" style:family="text">
      <style:text-properties style:use-window-font-color="true" fo:font-style="normal" style:text-underline-style="none" fo:font-weight="normal" officeooo:rsid="00031cb2" style:font-style-asian="normal" style:font-weight-asian="normal" style:font-style-complex="normal" style:font-weight-complex="normal"/>
    </style:style>
    <style:style style:name="T11" style:family="text">
      <style:text-properties style:use-window-font-color="true" fo:font-style="normal" style:text-underline-style="none" style:font-style-asian="normal" style:font-style-complex="normal"/>
    </style:style>
    <style:style style:name="T12" style:family="text">
      <style:text-properties style:use-window-font-color="true" fo:font-style="normal" style:text-underline-style="none" officeooo:rsid="0000e76a" style:font-style-asian="normal" style:font-style-complex="normal"/>
    </style:style>
    <style:style style:name="T13" style:family="text">
      <style:text-properties style:use-window-font-color="true" fo:font-style="normal" style:text-underline-style="none" officeooo:rsid="0002630f" style:font-style-asian="normal" style:font-style-complex="normal"/>
    </style:style>
    <style:style style:name="T14" style:family="text">
      <style:text-properties style:use-window-font-color="true" fo:font-style="normal" style:text-underline-style="none" officeooo:rsid="00031cb2" style:font-style-asian="normal" style:font-style-complex="normal"/>
    </style:style>
    <style:style style:name="T15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style:use-window-font-color="true" fo:font-style="normal" style:text-underline-style="none" fo:font-weight="bold" officeooo:rsid="00031cb2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61419420" text:style-name="L1">
        <text:list-item>
          <text:p text:style-name="P2">Which one of the following is an external parasite? <text:span text:style-name="T1">Mite</text:span></text:p>
        </text:list-item>
        <text:list-item>
          <text:p text:style-name="P3">Which one of the following is not an effect of parasites on livestock? <text:span text:style-name="T1">High quality products.</text:span></text:p>
        </text:list-item>
        <text:list-item>
          <text:p text:style-name="P3">Which one of the following ways cannot be used to control liver flukes? <text:span text:style-name="T1">Spaying</text:span></text:p>
        </text:list-item>
        <text:list-item>
          <text:p text:style-name="P4">Which one of the following livestock parasites damages the skin of livestock? <text:span text:style-name="T1">Mites</text:span></text:p>
        </text:list-item>
        <text:list-item>
          <text:p text:style-name="P4">Which one of the following is an internal parasite? <text:span text:style-name="T1">Lungworm</text:span></text:p>
        </text:list-item>
        <text:list-item>
          <text:p text:style-name="P4">Which one of the following is not a human intestinal worm? <text:span text:style-name="T2">Liver fluke</text:span></text:p>
        </text:list-item>
        <text:list-item>
          <text:p text:style-name="P5">The best method of controlling intestinal parasites is by <text:span text:style-name="T1">proper use of latrines.</text:span></text:p>
        </text:list-item>
        <text:list-item>
          <text:p text:style-name="P5">Which one of the following practices can help in removing internal livestock parasites? <text:span text:style-name="T1">Deworming</text:span></text:p>
        </text:list-item>
        <text:list-item>
          <text:p text:style-name="P5">Which one of the following is not an effect of parasites on livestock? <text:span text:style-name="T1">Smooth skin</text:span></text:p>
        </text:list-item>
        <text:list-item>
          <text:p text:style-name="P5">The following parasites attack internal organs of livestock <text:span text:style-name="T4">except</text:span> <text:span text:style-name="T1">lice</text:span></text:p>
        </text:list-item>
        <text:list-item>
          <text:p text:style-name="P5">Tapeworms can attack all the following animals except <text:span text:style-name="T1">poultry.</text:span></text:p>
        </text:list-item>
        <text:list-item>
          <text:p text:style-name="P5">Which one of the following methods can be used to control tsetse flies? <text:span text:style-name="T1">Spraying</text:span></text:p>
        </text:list-item>
      </text:list>
      <text:p text:style-name="P6"><text:span text:style-name="T1"/></text:p>
      <text:p text:style-name="P6"><text:span text:style-name="T1"/></text:p>
      <text:p text:style-name="P7">Correction</text:p>
      <text:p text:style-name="P7"><text:span text:style-name="T7"/></text:p>
      <text:p text:style-name="P7"><text:span text:style-name="T7">3. </text:span><text:span text:style-name="T8">Which one of the following ways cannot be used to control liver flukes? </text:span><text:span text:style-name="T12">Sp</text:span><text:span text:style-name="T11">raying</text:span></text:p>
      <text:p text:style-name="P7"><text:span text:style-name="T7">4.</text:span><text:span text:style-name="T11"> </text:span><text:span text:style-name="T9">Which one of the following livestock parasites damages the skin of livestock? </text:span><text:span text:style-name="T11">Ticks</text:span></text:p>
      <text:p text:style-name="P7"><text:span text:style-name="T11"/></text:p>
      <text:p text:style-name="P8"><text:span text:style-name="T11">12. </text:span><text:span text:style-name="T14">Which one of the following methods can be used to control tsetse flies? </text:span><text:span text:style-name="T15">Clearing bushes.</text:span></text:p>
      <text:p text:style-name="P8"><text:span text:style-name="T11"/></text:p>
      <text:p text:style-name="P7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0e76a" officeooo:paragraph-rsid="0000e76a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SCORE PG 321-322 RE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7:37:15.636102905</meta:creation-date>
    <dc:date>2020-06-09T19:04:24.087016027</dc:date>
    <meta:editing-duration>PT13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14" meta:character-count="1238" meta:non-whitespace-character-count="1053"/>
  </office:meta>
</office:document-meta>
</file>